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nsolas" fo:font-size="10pt" style:font-name-asian="Consolas1" style:font-size-asian="10pt" style:font-name-complex="Consolas1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style:font-name-asian="Consolas1" style:font-size-asian="10pt" style:font-name-complex="Consolas1" style:font-size-complex="10pt"/>
    </style:style>
    <style:style style:name="P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Laborator 9 - DNS</text:span></text:p>
      <text:p text:style-name="P1"/>
      <text:p text:style-name="P1">Hostname (“google.com”) → IP (172.1.2.3)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2">int getaddrinfo(const char *node, const char *service,</text:span></text:p>
            <text:p text:style-name="Standard"><text:span text:style-name="T2"><text:s text:c="16"/>const struct addrinfo *hints, struct addrinfo **res);</text:span></text:p>
            <text:p text:style-name="P2"/>
            <text:p text:style-name="Standard"><text:span text:style-name="T2">struct addrinfo {</text:span></text:p>
            <text:p text:style-name="Standard"><text:span text:style-name="T2"><text:s text:c="4"/>int <text:s text:c="13"/>ai_flags;</text:span></text:p>
            <text:p text:style-name="Standard"><text:span text:style-name="T2"><text:s text:c="4"/>int <text:s text:c="13"/>ai_family; <text:s text:c="4"/></text:span><text:span text:style-name="T3">// AF_INET sau AF_INET6</text:span></text:p>
            <text:p text:style-name="Standard"><text:span text:style-name="T2"><text:s text:c="4"/>int <text:s text:c="13"/>ai_socktype;</text:span></text:p>
            <text:p text:style-name="Standard"><text:span text:style-name="T2"><text:s text:c="4"/>int <text:s text:c="13"/>ai_protocol;</text:span></text:p>
            <text:p text:style-name="Standard"><text:span text:style-name="T2"><text:s text:c="4"/>socklen_t <text:s text:c="7"/>ai_addrlen;</text:span></text:p>
            <text:p text:style-name="Standard"><text:span text:style-name="T2"><text:s text:c="4"/>struct sockaddr *ai_addr; <text:s text:c="6"/></text:span><text:span text:style-name="T3">// se face cast la sockaddr_in sau sockaddr_in6</text:span></text:p>
            <text:p text:style-name="Standard"><text:span text:style-name="T2"><text:s text:c="4"/>char <text:s text:c="11"/>*ai_canonname;</text:span></text:p>
            <text:p text:style-name="Standard"><text:span text:style-name="T2"><text:s text:c="4"/>struct addrinfo *ai_next;</text:span></text:p>
            <text:p text:style-name="Standard"><text:span text:style-name="T2">};</text:span></text:p>
            <text:p text:style-name="P2"/>
            <text:p text:style-name="Standard"><text:span text:style-name="T2">struct sockaddr_in6 {</text:span></text:p>
            <text:p text:style-name="Standard"><text:span text:style-name="T2"><text:s text:c="4"/>sa_family_t <text:s text:c="4"/>sin6_family;</text:span></text:p>
            <text:p text:style-name="Standard"><text:span text:style-name="T2"><text:s text:c="4"/>in_port_t <text:s text:c="6"/>sin6_port;</text:span></text:p>
            <text:p text:style-name="Standard"><text:span text:style-name="T2"><text:s text:c="4"/>uint32_t <text:s text:c="7"/>sin6_flowinfo;</text:span></text:p>
            <text:p text:style-name="Standard"><text:span text:style-name="T2"><text:s text:c="4"/>struct in6_addr sin6_addr;</text:span></text:p>
            <text:p text:style-name="Standard"><text:span text:style-name="T2"><text:s text:c="4"/>uint32_t <text:s text:c="7"/>sin6_scope_id;</text:span></text:p>
            <text:p text:style-name="Standard"><text:span text:style-name="T2">};</text:span></text:p>
            <text:p text:style-name="P2"/>
            <text:p text:style-name="Standard"><text:span text:style-name="T2">struct in6_addr {</text:span></text:p>
            <text:p text:style-name="Standard"><text:span text:style-name="T2"><text:s text:c="4"/>unsigned char <text:s text:c="2"/>s6_addr[16];</text:span></text:p>
            <text:p text:style-name="Standard"><text:span text:style-name="T2">};</text:span></text:p>
            <text:p text:style-name="P2"/>
            <text:p text:style-name="Standard"><text:span text:style-name="T2">const char *inet_ntop(int af, const void *src, char *dst, socklen_t size);</text:span></text:p>
          </table:table-cell>
        </table:table-row>
      </table:table>
      <text:p text:style-name="P3"/>
      <text:p text:style-name="P1"><text:span text:style-name="T4">node</text:span> → “google.com”</text:p>
      <text:p text:style-name="P1"><text:span text:style-name="T4">service</text:span> → NULL</text:p>
      <text:p text:style-name="P1"><text:span text:style-name="T4">hints</text:span> → .ai_family = AF_UNSPEC, .ai_flags = AI_PASSIVE | AI_CANONNAME</text:p>
      <text:p text:style-name="P1"><text:span text:style-name="T4">result</text:span> → lista simplu inlantuita pe care se itereaza dupa .ai_next</text:p>
      <text:p text:style-name="P1"/>
      <text:p text:style-name="P1">Afisati:</text:p>
      <text:list xml:id="list394214587" text:style-name="WWNum1">
        <text:list-item>
          <text:p text:style-name="P4">IP</text:p>
        </text:list-item>
        <text:list-item>
          <text:p text:style-name="P4">port</text:p>
        </text:list-item>
        <text:list-item>
          <text:p text:style-name="P4">canon name</text:p>
        </text:list-item>
        <text:list-item>
          <text:p text:style-name="P4">socket type</text:p>
        </text:list-item>
      </text:list>
      <text:p text:style-name="P1"/>
      <text:p text:style-name="P5"/>
      <text:p text:style-name="P1"/>
      <text:p text:style-name="P1">IP → hostname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int getnameinfo(const struct sockaddr *addr, socklen_t addrlen, char *host,</text:span></text:p>
            <text:p text:style-name="P6"><text:span text:style-name="T2"><text:s text:c="16"/>socklen_t hostlen, char *serv, socklen_t servlen, int flags);</text:span></text:p>
          </table:table-cell>
        </table:table-row>
      </table:table>
      <text:p text:style-name="P1"/>
      <text:p text:style-name="P1">struct sockaddr_in in;</text:p>
      <text:p text:style-name="P1">In…..</text:p>
      <text:p text:style-name="P1"/>
      <text:p text:style-name="P1">inet_aton(ip, &amp;in.sin_addr);</text:p>
      <text:p text:style-name="P1"/>
      <text:p text:style-name="P1">getnameinfo((struct sockaddr*) &amp;in, sizeof(in), buf, sizeof(buf), buf2, sizeof(buf2), 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41" meta:word-count="163" meta:character-count="1356" meta:non-whitespace-character-count="1044"/>
    <meta:generator>LibreOfficeDev/6.0.5.2$Linux_X86_64 LibreOffice_project/</meta:generator>
  </office:meta>
</office:document-meta>
</file>